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officeooo:rsid="00194564" officeooo:paragraph-rsid="00194564" style:font-size-asian="14pt" style:font-size-complex="14pt"/>
    </style:style>
    <style:style style:name="P2" style:family="paragraph" style:parent-style-name="Standard">
      <style:paragraph-properties fo:text-align="justify" style:justify-single-word="false"/>
      <style:text-properties officeooo:paragraph-rsid="00194564"/>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ea655" officeooo:paragraph-rsid="001ea655"/>
    </style:style>
    <style:style style:name="P4" style:family="paragraph" style:parent-style-name="Standard">
      <style:paragraph-properties fo:margin-top="0cm" fo:margin-bottom="0.3cm" style:contextual-spacing="false" fo:line-height="115%" fo:text-align="start" style:justify-single-word="false"/>
      <style:text-properties style:text-underline-style="none" officeooo:rsid="001ea655" officeooo:paragraph-rsid="00223426"/>
    </style:style>
    <style:style style:name="P5" style:family="paragraph" style:parent-style-name="Standard">
      <style:paragraph-properties fo:margin-top="0cm" fo:margin-bottom="0.499cm" style:contextual-spacing="false" fo:line-height="115%" fo:text-align="justify" style:justify-single-word="false"/>
      <style:text-properties officeooo:paragraph-rsid="0022348c"/>
    </style:style>
    <style:style style:name="P6" style:family="paragraph" style:parent-style-name="Standard">
      <style:paragraph-properties fo:margin-top="0cm" fo:margin-bottom="0.499cm" style:contextual-spacing="false" fo:line-height="115%" fo:text-align="justify" style:justify-single-word="false"/>
      <style:text-properties officeooo:paragraph-rsid="00237f5b"/>
    </style:style>
    <style:style style:name="P7" style:family="paragraph" style:parent-style-name="Standard">
      <style:paragraph-properties fo:margin-top="0cm" fo:margin-bottom="0.499cm" style:contextual-spacing="false" fo:line-height="115%" fo:text-align="justify" style:justify-single-word="false"/>
      <style:text-properties officeooo:paragraph-rsid="002b9e87"/>
    </style:style>
    <style:style style:name="P8" style:family="paragraph" style:parent-style-name="Standard" style:list-style-name="L5" style:master-page-name="">
      <loext:graphic-properties draw:fill="none"/>
      <style:paragraph-properties fo:margin-top="0cm" fo:margin-bottom="0.3cm" style:contextual-spacing="false" fo:line-height="115%" fo:text-align="start" style:justify-single-word="false" style:page-number="auto" fo:background-color="transparent"/>
      <style:text-properties officeooo:paragraph-rsid="001ea655"/>
    </style:style>
    <style:style style:name="P9" style:family="paragraph" style:parent-style-name="Standard" style:list-style-name="L5">
      <style:paragraph-properties fo:margin-top="0cm" fo:margin-bottom="0.3cm" style:contextual-spacing="false" fo:line-height="115%" fo:text-align="start" style:justify-single-word="false"/>
      <style:text-properties officeooo:paragraph-rsid="00286ecb"/>
    </style:style>
    <style:style style:name="P10" style:family="paragraph" style:parent-style-name="Standard" style:list-style-name="L5">
      <style:paragraph-properties fo:margin-top="0cm" fo:margin-bottom="0.3cm" style:contextual-spacing="false" fo:line-height="115%" fo:text-align="start" style:justify-single-word="false"/>
      <style:text-properties officeooo:rsid="0030e86d" officeooo:paragraph-rsid="0034d446"/>
    </style:style>
    <style:style style:name="T1" style:family="text">
      <style:text-properties style:font-name="Arial"/>
    </style:style>
    <style:style style:name="T2" style:family="text">
      <style:text-properties style:font-name="Arial" fo:font-size="12pt" officeooo:rsid="00194564" style:font-size-asian="10.5pt" style:font-size-complex="12pt"/>
    </style:style>
    <style:style style:name="T3" style:family="text">
      <style:text-properties style:font-name="Arial" fo:font-size="12pt" officeooo:rsid="001aeb0a" style:font-size-asian="10.5pt" style:font-size-complex="12pt"/>
    </style:style>
    <style:style style:name="T4" style:family="text">
      <style:text-properties style:font-name="Arial" fo:font-size="12pt" officeooo:rsid="001c853b" style:font-size-asian="10.5pt" style:font-size-complex="12pt"/>
    </style:style>
    <style:style style:name="T5" style:family="text">
      <style:text-properties style:font-name="Arial" fo:font-size="12pt" officeooo:rsid="0022348c" style:font-size-asian="10.5pt" style:font-size-complex="12pt"/>
    </style:style>
    <style:style style:name="T6" style:family="text">
      <style:text-properties style:font-name="Arial" fo:font-size="12pt" officeooo:rsid="00265f08" style:font-size-asian="10.5pt" style:font-size-complex="12pt"/>
    </style:style>
    <style:style style:name="T7" style:family="text">
      <style:text-properties style:font-name="Arial" fo:font-size="12pt" officeooo:rsid="002738fb" style:font-size-asian="10.5pt" style:font-size-complex="12pt"/>
    </style:style>
    <style:style style:name="T8" style:family="text">
      <style:text-properties style:font-name="Arial" fo:font-size="12pt" officeooo:rsid="00286ecb" style:font-size-asian="10.5pt" style:font-size-complex="12pt"/>
    </style:style>
    <style:style style:name="T9" style:family="text">
      <style:text-properties style:font-name="Arial" fo:font-size="12pt" officeooo:rsid="002a574d" style:font-size-asian="10.5pt" style:font-size-complex="12pt"/>
    </style:style>
    <style:style style:name="T10" style:family="text">
      <style:text-properties style:font-name="Arial" fo:font-size="12pt" officeooo:rsid="002b9e87" style:font-size-asian="10.5pt" style:font-size-complex="12pt"/>
    </style:style>
    <style:style style:name="T11" style:family="text">
      <style:text-properties style:font-name="Arial" fo:font-size="12pt" officeooo:rsid="002b4446" style:font-size-asian="10.5pt" style:font-size-complex="12pt"/>
    </style:style>
    <style:style style:name="T12" style:family="text">
      <style:text-properties style:font-name="Arial" fo:font-size="12pt" officeooo:rsid="002d1944" style:font-size-asian="10.5pt" style:font-size-complex="12pt"/>
    </style:style>
    <style:style style:name="T13" style:family="text">
      <style:text-properties style:font-name="Arial" fo:font-size="12pt" officeooo:rsid="00346828" style:font-size-asian="10.5pt" style:font-size-complex="12pt"/>
    </style:style>
    <style:style style:name="T14" style:family="text">
      <style:text-properties style:font-name="Arial" fo:font-size="12pt" officeooo:rsid="0036a347" style:font-size-asian="10.5pt" style:font-size-complex="12pt"/>
    </style:style>
    <style:style style:name="T15" style:family="text">
      <style:text-properties style:font-name="Arial" fo:font-size="12pt" officeooo:rsid="00371bd3" style:font-size-asian="10.5pt" style:font-size-complex="12pt"/>
    </style:style>
    <style:style style:name="T16" style:family="text">
      <style:text-properties style:font-name="Arial" fo:font-size="12pt" officeooo:rsid="00386c91" style:font-size-asian="10.5pt" style:font-size-complex="12pt"/>
    </style:style>
    <style:style style:name="T17" style:family="text">
      <style:text-properties style:font-name="Arial" fo:font-size="12pt" officeooo:rsid="0039ce65" style:font-size-asian="10.5pt" style:font-size-complex="12pt"/>
    </style:style>
    <style:style style:name="T18" style:family="text">
      <style:text-properties style:font-name="Arial" fo:font-size="12pt" officeooo:rsid="003e7861" style:font-size-asian="10.5pt" style:font-size-complex="12pt"/>
    </style:style>
    <style:style style:name="T19" style:family="text">
      <style:text-properties style:font-name="Arial" officeooo:rsid="001c853b"/>
    </style:style>
    <style:style style:name="T20" style:family="text">
      <style:text-properties style:font-name="Arial" officeooo:rsid="001cb816"/>
    </style:style>
    <style:style style:name="T21" style:family="text">
      <style:text-properties style:font-name="Arial" officeooo:rsid="00274b74"/>
    </style:style>
    <style:style style:name="T22" style:family="text">
      <style:text-properties style:font-name="Arial" officeooo:rsid="00277891"/>
    </style:style>
    <style:style style:name="T23" style:family="text">
      <style:text-properties style:font-name="Arial" officeooo:rsid="00286ecb"/>
    </style:style>
    <style:style style:name="T24" style:family="text">
      <style:text-properties style:font-name="Arial" officeooo:rsid="003b7b1b"/>
    </style:style>
    <style:style style:name="T25" style:family="text">
      <style:text-properties style:font-name="Arial" officeooo:rsid="003d79e5"/>
    </style:style>
    <style:style style:name="T26" style:family="text">
      <style:text-properties style:text-underline-style="none"/>
    </style:style>
    <style:style style:name="T27" style:family="text">
      <style:text-properties style:text-underline-style="none" officeooo:rsid="001ea655"/>
    </style:style>
    <style:style style:name="T28" style:family="text">
      <style:text-properties style:text-underline-style="none" officeooo:rsid="00203fbb"/>
    </style:style>
    <style:style style:name="T29" style:family="text">
      <style:text-properties style:text-underline-style="none" officeooo:rsid="00208619"/>
    </style:style>
    <style:style style:name="T30" style:family="text">
      <style:text-properties style:text-underline-style="none" officeooo:rsid="00223426"/>
    </style:style>
    <style:style style:name="T31" style:family="text">
      <style:text-properties style:text-underline-style="none" officeooo:rsid="0022348c"/>
    </style:style>
    <style:style style:name="T32" style:family="text">
      <style:text-properties style:text-underline-style="none" officeooo:rsid="00286ecb"/>
    </style:style>
    <style:style style:name="T33" style:family="text">
      <style:text-properties style:text-underline-style="none" officeooo:rsid="0028c198"/>
    </style:style>
    <style:style style:name="T34" style:family="text">
      <style:text-properties style:text-underline-style="none" officeooo:rsid="003228c2"/>
    </style:style>
    <style:style style:name="T35" style:family="text">
      <style:text-properties style:text-underline-style="none" officeooo:rsid="0034d44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s ist Mobbing</text:p>
      <text:p text:style-name="P1"/>
      <text:p text:style-name="P5"><text:span text:style-name="T8">L</text:span><text:span text:style-name="T2">aut dem österreichischen Bundesministerium für Inneres ist Mobbing psychische Gewalt die durch “wiederholtes und regelmäßiges Schikanieren, Quälen und Verletzen einer beli</text:span><text:span text:style-name="T6">e</text:span><text:span text:style-name="T2">bigen Einzelperson oder Gruppe </text:span><text:span text:style-name="T5">von </text:span><text:span text:style-name="T2">einer beli</text:span><text:span text:style-name="T6">e</text:span><text:span text:style-name="T2">bigen Einzelperson oder Gruppe“ </text:span><text:span text:style-name="T8">charakterisiert ist</text:span><text:span text:style-name="T2">. </text:span><text:span text:style-name="T3">Mobbing findet meist in der Schule oder am Arbeitsplatz statt und kann jeden im jedem Alter betreffen. </text:span><text:span text:style-name="T18">Man wird oft dann gemobbt, </text:span><text:span text:style-name="T9">wenn der Täter anwesend ist, </text:span><text:span text:style-name="T18">da ein Täter nur mit Zuschauern effektiv ist.</text:span></text:p>
      <text:p text:style-name="P7"><text:span text:style-name="T9">C</text:span><text:span text:style-name="T11">ybermobbing ist meist brutaler als das normale Mobben, da sich die Täter anonym fühlen und es mehr Zuschauer gibt. Manche von diesen Zuschauern werden auch zu Tätern, welche wiederum mehr aufsehen erregen, </text:span><text:span text:style-name="T10">wodurch es </text:span><text:span text:style-name="T14">noch </text:span><text:span text:style-name="T10">mehr Zuschauer gibt. Es ist ein Teufelskreis, </text:span><text:span text:style-name="T15">wie</text:span><text:span text:style-name="T10"> </text:span><text:span text:style-name="T15">z</text:span><text:span text:style-name="T10">.</text:span><text:span text:style-name="T15">B</text:span><text:span text:style-name="T10">. </text:span><text:span text:style-name="T15">der </text:span><text:span text:style-name="T13">Fall Rainer Winkler</text:span><text:span text:style-name="T10">. </text:span></text:p>
      <text:p text:style-name="P7"><text:span text:style-name="T4">Mobbing hat viele Gesichter, wie Demütigung, Machtmissbrauch, z.</text:span><text:span text:style-name="T16">B</text:span><text:span text:style-name="T4">. durch das </text:span><text:span text:style-name="T8">Z</text:span><text:span text:style-name="T4">uweisen sinnloser Aufgaben, Gewaltandrohung, soziale</text:span><text:span text:style-name="T7">r</text:span><text:span text:style-name="T4"> </text:span><text:span text:style-name="T7">Ausschluss </text:span><text:span text:style-name="T4">oder dauernde, unangemessen</text:span><text:span text:style-name="T17">e</text:span><text:span text:style-name="T4"> Kritik an einer Person oder ihrem Tun.</text:span></text:p>
      <text:p text:style-name="P6"><text:span text:style-name="T4">Die Folgen gehen von Ängsten, ein niedriges Selbstwertgefühl, </text:span><text:span text:style-name="T1">psychosomatische Beschwerden, wie Bauch-, Kopfschmerzen oder Schlafprobleme, </text:span><text:span text:style-name="T19">Depression</text:span><text:span text:style-name="T24">en</text:span><text:span text:style-name="T19">, Alkohol- und Suchtmittelmi</text:span><text:span text:style-name="T21">s</text:span><text:span text:style-name="T19">sbrauch bis zu Sui</text:span><text:span text:style-name="T21">z</text:span><text:span text:style-name="T19">idgedanken und Sui</text:span><text:span text:style-name="T21">z</text:span><text:span text:style-name="T19">id. Die Täter haben meist </text:span><text:span text:style-name="T24">die Absicht,</text:span><text:span text:style-name="T19"> eine oder mehrere Personen auszugrenzen, </text:span><text:span text:style-name="T23">zu </text:span><text:span text:style-name="T19">schwächen bzw. gar von der Schule zu vertreiben. Eine höhere Gruppenstellung oder sogar Langeweile, Spaß und Rache können auch Motive sein.</text:span></text:p>
      <text:p text:style-name="P6"><text:span text:style-name="T20">Wenn man gemobbt wird, hilft es meist mit Lehrer</text:span><text:span text:style-name="T21">n</text:span><text:span text:style-name="T20">, Sozialarbeitern und </text:span><text:span text:style-name="T21">seinen</text:span><text:span text:style-name="T20"> Eltern zu reden. Bei Angst, </text:span><text:span text:style-name="T22">das</text:span><text:span text:style-name="T23">s</text:span><text:span text:style-name="T22"> es </text:span><text:span text:style-name="T23">dadurch </text:span><text:span text:style-name="T22">nur </text:span><text:span text:style-name="T23">noch</text:span><text:span text:style-name="T22"> schlimmer w</text:span><text:span text:style-name="T23">erden könnte,</text:span><text:span text:style-name="T20"> kann auch eine Email oder ein Brief verfasst werden. Wenn allerdings jemand versucht, Mobbing zu verharmlosen, sollte man trotzdem dranbleiben.</text:span></text:p>
      <text:p text:style-name="P2"><text:span text:style-name="T20"/></text:p>
      <text:p text:style-name="P3"><text:span text:style-name="T20">Q</text:span><text:span text:style-name="T1">uellen:</text:span></text:p>
      <text:list text:style-name="L5">
        <text:list-item>
          <text:p text:style-name="P8"><text:span text:style-name="T27">Bundesministerium für Inneres Ö</text:span><text:span text:style-name="T28">sterreich </text:span><text:span text:style-name="T32">(</text:span><text:span text:style-name="T27">am 16.5.</text:span><text:span text:style-name="T33">24</text:span><text:span text:style-name="T27"> </text:span><text:span text:style-name="T29">zuletzt </text:span><text:span text:style-name="T28">abgerufen</text:span><text:span text:style-name="T32">) - </text:span><text:a xlink:type="simple" xlink:href="https://bmi.gv.at/magazin/2022_05_06/11_Mobbing.aspx" text:style-name="Internet_20_link" text:visited-style-name="Visited_20_Internet_20_Link"><text:span text:style-name="T27">https://bmi.gv.at/magazin/2022_05_06/11_Mobbing.aspx</text:span></text:a></text:p>
        </text:list-item>
        <text:list-item>
          <text:p text:style-name="P9"><text:span text:style-name="T32">I</text:span><text:span text:style-name="T29">rrsinnig menschlich </text:span><text:span text:style-name="T32">(</text:span><text:span text:style-name="T30">a</text:span><text:span text:style-name="T27">m 16.5.</text:span><text:span text:style-name="T33">24</text:span><text:span text:style-name="T27"> </text:span><text:span text:style-name="T29">zuletzt </text:span><text:span text:style-name="T28">abgerufen</text:span><text:span text:style-name="T32">) - </text:span><text:a xlink:type="simple" xlink:href="https://www.irrsinnig-menschlich.de/hilfe/mobbing-in-der-schule/" text:style-name="Internet_20_link" text:visited-style-name="Visited_20_Internet_20_Link"><text:span text:style-name="T27">https://www.irrsinnig-menschlich.de/hilfe/mobbing-in-der-schule/</text:span></text:a></text:p>
        </text:list-item>
        <text:list-item>
          <text:p text:style-name="P9"><text:span text:style-name="T31">Wikipedia </text:span><text:span text:style-name="T32">(</text:span><text:span text:style-name="T30">a</text:span><text:span text:style-name="T27">m 16.5.</text:span><text:span text:style-name="T33">24</text:span><text:span text:style-name="T27"> </text:span><text:span text:style-name="T29">zuletzt </text:span><text:span text:style-name="T28">abgerufen</text:span><text:span text:style-name="T32">) - </text:span><text:a xlink:type="simple" xlink:href="https://de.wikipedia.org/wiki/Mobbing" text:style-name="Internet_20_link" text:visited-style-name="Visited_20_Internet_20_Link"><text:span text:style-name="T27">https://de.wikipedia.org/wiki/Mobbing</text:span></text:a></text:p>
        </text:list-item>
        <text:list-item>
          <text:p text:style-name="P10"><text:span text:style-name="T35">n-tv</text:span><text:span text:style-name="T26"> </text:span><text:span text:style-name="T32">(</text:span><text:span text:style-name="T30">a</text:span><text:span text:style-name="T27">m 16.5.</text:span><text:span text:style-name="T33">24</text:span><text:span text:style-name="T27"> </text:span><text:span text:style-name="T29">zuletzt </text:span><text:span text:style-name="T28">abgerufen</text:span><text:span text:style-name="T32">) </text:span><text:span text:style-name="T26">- </text:span><text:a xlink:type="simple" xlink:href="https://www.n-tv.de/panorama/Drachenlord-Wie-Rainer-Winkler-zum-Opfer-von-Mobbing-Hatern-und-Swatting-wurde-article23225105.html" text:style-name="Internet_20_link" text:visited-style-name="Visited_20_Internet_20_Link"><text:span text:style-name="T34">https://www.n-tv.de/panorama/Drachenlord-Wie-Rainer-Winkler-zum-Opfer-von-Mobbing-Hatern-und-Swatting-wurde-article23225105.html</text:span></text:a></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26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8:08:02.156239750</meta:creation-date>
    <dc:date>2024-05-16T20:43:33.534875983</dc:date>
    <meta:editing-duration>PT2H35M11S</meta:editing-duration>
    <meta:editing-cycles>43</meta:editing-cycles>
    <meta:generator>LibreOffice/7.5.4.2$MacOSX_X86_64 LibreOffice_project/36ccfdc35048b057fd9854c757a8b67ec53977b6</meta:generator>
    <meta:document-statistic meta:table-count="0" meta:image-count="0" meta:object-count="0" meta:page-count="1" meta:paragraph-count="11" meta:word-count="283" meta:character-count="2245" meta:non-whitespace-character-count="1976"/>
  </office:meta>
</office:document-meta>
</file>